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16A4C5D8261F592DB12.png" manifest:media-type="image/png"/>
  <manifest:file-entry manifest:full-path="Pictures/1000000100000301000001997E2671430137F3A3.png" manifest:media-type="image/png"/>
  <manifest:file-entry manifest:full-path="Pictures/100000010000028C000001725B121057F068EB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20pt" officeooo:rsid="001606cb" officeooo:paragraph-rsid="001606cb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3</text:p>
      <text:p text:style-name="P1"/>
      <text:p text:style-name="P1">Name: Nishant K Maske</text:p>
      <text:p text:style-name="P1">Roll no: 80141</text:p>
      <text:p text:style-name="P1">PRN no: 230940820058</text:p>
      <text:p text:style-name="P1"/>
      <text:p text:style-name="P1"><draw:frame draw:style-name="fr2" draw:name="Image1" text:anchor-type="char" svg:x="-0.609cm" svg:y="0.187cm" svg:width="17cm" svg:height="9.647cm" draw:z-index="0"><draw:image xlink:href="Pictures/100000010000028C000001725B121057F068EB32.png" xlink:type="simple" xlink:show="embed" xlink:actuate="onLoad" draw:mime-type="image/png"/></draw:frame></text:p>
      <text:p text:style-name="P1"><draw:frame draw:style-name="fr2" draw:name="Image2" text:anchor-type="char" svg:x="-0.794cm" svg:y="0.399cm" svg:width="17cm" svg:height="9.042cm" draw:z-index="1"><draw:image xlink:href="Pictures/1000000100000301000001997E2671430137F3A3.png" xlink:type="simple" xlink:show="embed" xlink:actuate="onLoad" draw:mime-type="image/png"/></draw:frame></text:p>
      <text:p text:style-name="P1"><draw:frame draw:style-name="fr1" draw:name="Image3" text:anchor-type="char" svg:width="17cm" svg:height="8.086cm" draw:z-index="2"><draw:image xlink:href="Pictures/10000001000002F90000016A4C5D8261F592DB1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41:59.339176522</meta:creation-date>
    <dc:date>2023-12-23T14:51:56.066231156</dc:date>
    <meta:editing-duration>PT9M57S</meta:editing-duration>
    <meta:editing-cycles>1</meta:editing-cycles>
    <meta:document-statistic meta:table-count="0" meta:image-count="3" meta:object-count="0" meta:page-count="2" meta:paragraph-count="4" meta:word-count="12" meta:character-count="68" meta:non-whitespace-character-count="60"/>
    <meta:generator>LibreOffice/7.3.7.2$Linux_X86_64 LibreOffice_project/30$Build-2</meta:generator>
  </office:meta>
</office:document-meta>
</file>